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3C0BE2D48F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279cm" svg:height="25.705cm" draw:z-index="0"><draw:image xlink:href="Pictures/10000000000002D0000003C0BE2D48F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9:54:20.760000000</meta:creation-date>
    <dc:date>2015-08-15T10:28:33.989000000</dc:date>
    <meta:editing-duration>PT34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